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8000000681862944ACB6B4254.png" manifest:media-type="image/png"/>
  <manifest:file-entry manifest:full-path="Pictures/1000020100000034000000341D9FA9220551417C.png" manifest:media-type="image/png"/>
  <manifest:file-entry manifest:full-path="Pictures/100002010000003200000032A54565415F8F99C6.png" manifest:media-type="image/png"/>
  <manifest:file-entry manifest:full-path="Pictures/10000201000000640000006464811B32395C0B73.png" manifest:media-type="image/png"/>
  <manifest:file-entry manifest:full-path="Pictures/100002010000006400000064E15FAD219ED93374.png" manifest:media-type="image/png"/>
  <manifest:file-entry manifest:full-path="Pictures/100002010000006000000060B4FA43FFAB5CE8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9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textarea-horizontal-align="justify" draw:textarea-vertical-align="middle" draw:auto-grow-height="false" fo:min-height="4.716cm" fo:min-width="0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.375cm" svg:height="1.375cm" svg:x="11.4cm" svg:y="5.225cm">
          <draw:image xlink:href="Pictures/1000020100000034000000341D9FA9220551417C.png" xlink:type="simple" xlink:show="embed" xlink:actuate="onLoad">
            <text:p/>
          </draw:image>
        </draw:frame>
        <draw:frame draw:style-name="gr1" draw:text-style-name="P1" draw:layer="layout" svg:width="2.722cm" svg:height="2.722cm" svg:x="12.775cm" svg:y="3.2cm">
          <draw:image xlink:href="Pictures/100002010000003200000032A54565415F8F99C6.png" xlink:type="simple" xlink:show="embed" xlink:actuate="onLoad">
            <text:p/>
          </draw:image>
        </draw:frame>
        <draw:frame draw:style-name="gr2" draw:text-style-name="P2" draw:layer="layout" svg:width="5.607cm" svg:height="1.163cm" svg:x="10.993cm" svg:y="2.2cm">
          <draw:text-box>
            <text:p text:style-name="P1">Datenbank Server</text:p>
          </draw:text-box>
        </draw:frame>
        <draw:frame draw:style-name="gr1" draw:text-style-name="P1" draw:layer="layout" svg:width="4.2cm" svg:height="4.2cm" svg:x="6.8cm" svg:y="10.8cm">
          <draw:image xlink:href="Pictures/10000201000000640000006464811B32395C0B73.png" xlink:type="simple" xlink:show="embed" xlink:actuate="onLoad">
            <text:p/>
          </draw:image>
        </draw:frame>
        <draw:frame draw:style-name="gr3" draw:text-style-name="P3" draw:layer="layout" svg:width="3.4cm" svg:height="0.962cm" svg:x="7.2cm" svg:y="14.6cm">
          <draw:text-box>
            <text:p>Therapeut</text:p>
          </draw:text-box>
        </draw:frame>
        <draw:frame draw:style-name="gr3" draw:text-style-name="P3" draw:layer="layout" svg:width="2.6cm" svg:height="0.962cm" svg:x="16.633cm" svg:y="14.638cm">
          <draw:text-box>
            <text:p>Patient</text:p>
          </draw:text-box>
        </draw:frame>
        <draw:custom-shape draw:style-name="gr4" draw:text-style-name="P1" draw:layer="layout" svg:width="0.8cm" svg:height="6.2cm" draw:transform="rotate (-0.732165621211621) translate (13.545cm 5.79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539cm" svg:height="2.539cm" draw:transform="rotate (-2.00800130441948) translate (20.833cm 12.113cm)">
          <draw:image xlink:href="Pictures/100002010000006000000060B4FA43FFAB5CE8D1.png" xlink:type="simple" xlink:show="embed" xlink:actuate="onLoad">
            <text:p/>
          </draw:image>
        </draw:frame>
        <draw:frame draw:style-name="gr1" draw:text-style-name="P1" draw:layer="layout" svg:width="2.311cm" svg:height="2.311cm" draw:transform="rotate (1.94778744522567) translate (15.851cm 14.071cm)">
          <draw:image xlink:href="Pictures/100002010000006400000064E15FAD219ED93374.png" xlink:type="simple" xlink:show="embed" xlink:actuate="onLoad">
            <text:p/>
          </draw:image>
        </draw:frame>
        <draw:frame draw:style-name="gr1" draw:text-style-name="P1" draw:layer="layout" svg:width="2.751cm" svg:height="2.751cm" draw:transform="rotate (1.54060213073539) translate (16.4cm 13.588cm)">
          <draw:image xlink:href="Pictures/1000020100000068000000681862944ACB6B4254.png" xlink:type="simple" xlink:show="embed" xlink:actuate="onLoad">
            <text:p/>
          </draw:image>
        </draw:frame>
        <draw:custom-shape draw:style-name="gr4" draw:text-style-name="P1" draw:layer="layout" svg:width="0.8cm" svg:height="6.2cm" draw:transform="rotate (-0.732165621211621) translate (17.945cm 5.799cm)">
          <text:p/>
          <draw:enhanced-geometry svg:viewBox="0 0 21600 21600" draw:text-areas="?f0 ?f8 ?f2 ?f9" draw:mirror-vertical="tru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11:44:59.262804436</meta:creation-date>
    <dc:date>2016-09-12T13:01:17.024885325</dc:date>
    <meta:editing-duration>PT36S</meta:editing-duration>
    <meta:editing-cycles>2</meta:editing-cycles>
    <meta:generator>LibreOffice/5.1.4.2$Linux_X86_64 LibreOffice_project/10m0$Build-2</meta:generator>
    <meta:document-statistic meta:object-count="34"/>
  </office:meta>
</office:document-meta>
</file>